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seIntegrationTests.sseAsEvent( HttpServer httpServer , ClientHttpConnector conn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seIntegrationTests.sseAsString( HttpServer httpServer , ClientHttpConnector conn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seIntegrationTests.serverDetectsClientDisconnect( HttpServer httpServer , ClientHttpConnector conn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seIntegrationTests.args( HttpServer httpServer , ClientHttpConnector conn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son.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seIntegrationTests.createHttp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seController.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eIntegrationTests.verifyPersonEvents( Flux &lt; ServerSentEvent &lt; Person &gt; &gt;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seController.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s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eIntegrationTests.sseAsPerson( HttpServer httpServer , ClientHttpConnector conn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eController.s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Configuration.sse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eIntegrationTests.sseAsEventWithoutAcceptHeader( HttpServer httpServer , ClientHttpConnector conn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erson.Pers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eIntegrationTests.startServer( HttpServer httpServer , ClientHttpConnector conn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seController.infin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seIntegrationTests.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